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style:text-properties officeooo:rsid="00124a89" officeooo:paragraph-rsid="00461963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9" style:family="paragraph" style:parent-style-name="Table_20_Contents">
      <style:text-properties style:font-name="helevetica" officeooo:rsid="00124a89" officeooo:paragraph-rsid="0015d714"/>
    </style:style>
    <style:style style:name="P10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1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9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0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1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2" style:family="paragraph" style:parent-style-name="Table_20_Contents">
      <style:text-properties style:font-name="helevetica" officeooo:rsid="004a317c" officeooo:paragraph-rsid="004a317c"/>
    </style:style>
    <style:style style:name="P23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4e3815" officeooo:paragraph-rsid="004e3815" fo:background-color="transparent" style:font-weight-asian="normal" style:font-weight-complex="normal"/>
    </style:style>
    <style:style style:name="P24" style:family="paragraph" style:parent-style-name="Table_20_Contents">
      <style:text-properties style:font-name="helevetica" officeooo:rsid="00307bf2" officeooo:paragraph-rsid="00307bf2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4a2ebc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8" style:family="text">
      <style:text-properties fo:font-variant="normal" fo:text-transform="none" style:font-name="myriad pro" fo:font-size="12pt" fo:letter-spacing="normal" fo:font-style="normal" fo:font-weight="normal" officeooo:rsid="004a2ebc" style:font-size-asian="12pt" style:font-weight-asian="normal" style:font-size-complex="12pt" style:font-weight-complex="normal"/>
    </style:style>
    <style:style style:name="T9" style:family="text">
      <style:text-properties officeooo:rsid="0015d7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9873" style:font-weight-asian="bold" style:font-weight-complex="bold"/>
    </style:style>
    <style:style style:name="T12" style:family="text">
      <style:text-properties fo:font-weight="bold" officeooo:rsid="004a2ebc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64b1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153e7" style:font-weight-asian="normal" style:font-weight-complex="normal"/>
    </style:style>
    <style:style style:name="T18" style:family="text">
      <style:text-properties fo:font-weight="normal" officeooo:rsid="004a2ebc" style:font-weight-asian="normal" style:font-weight-complex="normal"/>
    </style:style>
    <style:style style:name="T19" style:family="text">
      <style:text-properties fo:font-weight="normal" officeooo:rsid="004ed1ee" style:font-weight-asian="normal" style:font-weight-complex="normal"/>
    </style:style>
    <style:style style:name="T20" style:family="text">
      <style:text-properties officeooo:rsid="002a10de"/>
    </style:style>
    <style:style style:name="T21" style:family="text">
      <style:text-properties officeooo:rsid="002f6230"/>
    </style:style>
    <style:style style:name="T22" style:family="text">
      <style:text-properties officeooo:rsid="003153e7"/>
    </style:style>
    <style:style style:name="T23" style:family="text">
      <style:text-properties officeooo:rsid="0033bd13"/>
    </style:style>
    <style:style style:name="T24" style:family="text">
      <style:text-properties officeooo:rsid="003c5414"/>
    </style:style>
    <style:style style:name="T25" style:family="text">
      <style:text-properties fo:font-style="normal" officeooo:rsid="00479873" style:font-style-asian="normal" style:font-style-complex="normal"/>
    </style:style>
    <style:style style:name="T26" style:family="text">
      <style:text-properties fo:font-style="normal" officeooo:rsid="004a2ebc" style:font-style-asian="normal" style:font-style-complex="normal"/>
    </style:style>
    <style:style style:name="T27" style:family="text">
      <style:text-properties fo:font-style="normal" officeooo:rsid="004a317c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79873" style:font-style-asian="normal" style:font-weight-asian="bold" style:font-style-complex="normal" style:font-weight-complex="bold"/>
    </style:style>
    <style:style style:name="T31" style:family="text">
      <style:text-properties officeooo:rsid="003e8a65"/>
    </style:style>
    <style:style style:name="T32" style:family="text">
      <style:text-properties officeooo:rsid="004a2ebc"/>
    </style:style>
    <style:style style:name="T33" style:family="text">
      <style:text-properties officeooo:rsid="004be6f8"/>
    </style:style>
    <style:style style:name="T34" style:family="text">
      <style:text-properties officeooo:rsid="004ed1ee"/>
    </style:style>
    <style:style style:name="T35" style:family="text">
      <style:text-properties officeooo:rsid="00517b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as d’utilisation N°2</text:p>
          </table:table-cell>
        </table:table-row>
        <table:table-row>
          <table:table-cell table:style-name="Table4.A2" office:value-type="string">
            <text:p text:style-name="P11"><text:span text:style-name="T10">Nom : </text:span><text:span text:style-name="T18">Suivie commande</text:span><text:span text:style-name="T16"> (package : </text:span><text:span text:style-name="T18">gestion et suive des commandes</text:span><text:span text:style-name="T16">)</text:span></text:p>
            <text:p text:style-name="P10"><text:span text:style-name="T10">Acteur </text:span>: <text:span text:style-name="T32">Gérant, livreur, pizzaiolo</text:span></text:p>
            <text:p text:style-name="P6"><text:span text:style-name="Strong_20_Emphasis"><text:span text:style-name="T2">Description</text:span></text:span><text:span text:style-name="T7"> </text:span><text:span text:style-name="T3">: </text:span><text:span text:style-name="T8">Les membres de l’équipe peuvent suivre en temps réel les commandes et leurs déroulement.</text:span></text:p>
            <text:p text:style-name="P20"/>
            <text:p text:style-name="P19"><text:span text:style-name="T10">Auteur </text:span>: <text:span text:style-name="T24">Thomas</text:span></text:p>
            <text:p text:style-name="P19"><text:span text:style-name="T10">Date </text:span>: 1<text:span text:style-name="T9">3</text:span> juillet 2018</text:p>
            <text:p text:style-name="P19"/>
            <text:p text:style-name="P5"><text:span text:style-name="Strong_20_Emphasis"><text:span text:style-name="T2">Pré-conditions</text:span></text:span><text:span text:style-name="T3"> : </text:span><text:span text:style-name="T5">être connecté en tant qu’employés </text:span><text:span text:style-name="T3">(cas d’utilisation : </text:span><text:span text:style-name="T5">connexion en tant qu’employé</text:span><text:span text:style-name="T3"> ; package :« </text:span><text:span text:style-name="T5">Gestion et suivie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</text:span><text:span text:style-name="T6">s employés demandent la page « Commandes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9"><text:span text:style-name="T10">1 </text:span><text:span text:style-name="T11">Le </text:span><text:span text:style-name="T12">système affiche les commandes</text:span></text:p>
            <text:p text:style-name="P9"><text:span text:style-name="T15">2 </text:span><text:span text:style-name="T30">Le sytème </text:span><text:span text:style-name="T25">affiche </text:span><text:span text:style-name="T26">les commandes terminées, les commandes en cours </text:span><text:span text:style-name="T27">et les commandes annulés</text:span></text:p>
            <text:p text:style-name="P9"><text:span text:style-name="T13">3 </text:span><text:span text:style-name="T25">L’</text:span><text:span text:style-name="T26">utilisateur selectionne une commande en cours</text:span></text:p>
            <text:p text:style-name="P9"><text:span text:style-name="T28">4 </text:span><text:span text:style-name="T29">Le système</text:span><text:span text:style-name="T14"> </text:span><text:span text:style-name="T25">affiche </text:span><text:span text:style-name="T26">toutes les informations relative à la commande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31">Alternatifs/Exceptions</text:span></text:p>
          </table:table-cell>
        </table:table-row>
        <table:table-row>
          <table:table-cell table:style-name="Table3.A2" office:value-type="string">
            <text:p text:style-name="P22">3.a l’utilisateur quitte la page « commande »</text:p>
            <text:p text:style-name="P22">4.b le site affiche de nouveaux la page d’accueil reservé<text:span text:style-name="T33">e</text:span> aux membres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1">décision</text:span> de l’utilisateur aux étapes 2,3,<text:span text:style-name="T20">4</text:span> ou <text:span text:style-name="T20">7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5836788611248829199" text:style-name="L1">
              <text:list-item>
                <text:p text:style-name="P21"><text:span text:style-name="T1">Scénario nominal : </text:span><text:span text:style-name="T9"> Un rapport téléchargeable est présenté à l’utilisateu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23">Les commandes peuvent êtres filtrés par critères (en cours, finalisé...)</text:p>
            <text:p text:style-name="P18"/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4"><text:span text:style-name="T17">-</text:span><text:span text:style-name="T16">Après avoir selectionné </text:span><text:span text:style-name="T19">une commande, le système affiche le détail en moins de 3 secondes</text:span></text:p>
          </table:table-cell>
        </table:table-row>
        <table:table-row table:style-name="Table1.3">
          <table:table-cell table:style-name="Table1.A3" office:value-type="string">
            <text:p text:style-name="P14">Problèmes non résolues ou non évoqués :</text:p>
            <text:p text:style-name="P17">L’<text:span text:style-name="T35">utilisateur peut-il envoyer un mail directement en partant de la commande au client ?</text:span>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21:19:52.165398091</dc:date>
    <meta:editing-duration>PT1H45M16S</meta:editing-duration>
    <meta:editing-cycles>54</meta:editing-cycles>
    <meta:generator>LibreOffice/5.2.7.2$Linux_ARM_EABI LibreOffice_project/20m0$Build-2</meta:generator>
    <meta:document-statistic meta:table-count="5" meta:image-count="0" meta:object-count="0" meta:page-count="1" meta:paragraph-count="25" meta:word-count="218" meta:character-count="1363" meta:non-whitespace-character-count="1169"/>
  </office:meta>
</office:document-meta>
</file>